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9.34pt"/>
    </style:style>
    <style:style style:name="co3" style:family="table-column">
      <style:table-column-properties fo:break-before="auto" style:column-width="42.15pt"/>
    </style:style>
    <style:style style:name="co4" style:family="table-column">
      <style:table-column-properties fo:break-before="auto" style:column-width="36.06pt"/>
    </style:style>
    <style:style style:name="co5" style:family="table-column">
      <style:table-column-properties fo:break-before="auto" style:column-width="33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7" table:default-cell-style-name="Default"/>
        <table:table-row table:style-name="ro1" table:number-rows-repeated="7">
          <table:table-cell table:number-columns-repeated="24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0.97" calcext:value-type="float">
            <text:p>0.97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.87" calcext:value-type="float">
            <text:p>0.87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number-columns-repeated="1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0.77" calcext:value-type="float">
            <text:p>0.77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office:value-type="float" office:value="0.84" calcext:value-type="float">
            <text:p>0.84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table:number-columns-repeated="6"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1.04" calcext:value-type="float">
            <text:p>1.04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5" calcext:value-type="float">
            <text:p>0.05</text:p>
          </table:table-cell>
          <table:table-cell office:value-type="float" office:value="0.43" calcext:value-type="float">
            <text:p>0.43</text:p>
          </table:table-cell>
          <table:table-cell office:value-type="float" office:value="0.64" calcext:value-type="float">
            <text:p>0.64</text:p>
          </table:table-cell>
          <table:table-cell office:value-type="float" office:value="0.77" calcext:value-type="float">
            <text:p>0.77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5" calcext:value-type="float">
            <text:p>0.005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78" calcext:value-type="float">
            <text:p>0.78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table:number-columns-repeated="4"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1.01" calcext:value-type="float">
            <text:p>1.0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" calcext:value-type="float">
            <text:p>0.07</text:p>
          </table:table-cell>
          <table:table-cell office:value-type="float" office:value="0.28" calcext:value-type="float">
            <text:p>0.28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0.68" calcext:value-type="float">
            <text:p>0.68</text:p>
          </table:table-cell>
          <table:table-cell office:value-type="float" office:value="0.74" calcext:value-type="float">
            <text:p>0.74</text:p>
          </table:table-cell>
          <table:table-cell office:value-type="float" office:value="0.78" calcext:value-type="float">
            <text:p>0.78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95" calcext:value-type="float">
            <text:p>0.9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85" calcext:value-type="float">
            <text:p>0.085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" calcext:value-type="float">
            <text:p>0.0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" calcext:value-type="float">
            <text:p>0.0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" calcext:value-type="float">
            <text:p>0.04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 office:value-type="float" office:value="0.0001" calcext:value-type="float">
            <text:p>0.0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" calcext:value-type="float">
            <text:p>0.0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.038" calcext:value-type="float">
            <text:p>0.038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7" calcext:value-type="float">
            <text:p>0.027</text:p>
          </table:table-cell>
        </table:table-row>
      </table:table>
      <table:table table:name="Sheet2" table:style-name="ta1">
        <table:table-column table:style-name="co2" table:number-columns-repeated="3" table:default-cell-style-name="Default"/>
        <table:table-column table:style-name="co5" table:number-columns-repeated="17" table:default-cell-style-name="Default"/>
        <table:table-row table:style-name="ro1">
          <table:table-cell office:value-type="float" office:value="0.97" calcext:value-type="float">
            <text:p>0.97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number-columns-repeated="17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office:value-type="float" office:value="0.84" calcext:value-type="float">
            <text:p>0.84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table:number-columns-repeated="6"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1.04" calcext:value-type="float">
            <text:p>1.04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43" calcext:value-type="float">
            <text:p>0.43</text:p>
          </table:table-cell>
          <table:table-cell office:value-type="float" office:value="0.64" calcext:value-type="float">
            <text:p>0.64</text:p>
          </table:table-cell>
          <table:table-cell office:value-type="float" office:value="0.77" calcext:value-type="float">
            <text:p>0.77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78" calcext:value-type="float">
            <text:p>0.78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table:number-columns-repeated="4"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1.01" calcext:value-type="float">
            <text:p>1.0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7" calcext:value-type="float">
            <text:p>0.07</text:p>
          </table:table-cell>
          <table:table-cell office:value-type="float" office:value="0.28" calcext:value-type="float">
            <text:p>0.28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0.68" calcext:value-type="float">
            <text:p>0.68</text:p>
          </table:table-cell>
          <table:table-cell office:value-type="float" office:value="0.74" calcext:value-type="float">
            <text:p>0.74</text:p>
          </table:table-cell>
          <table:table-cell office:value-type="float" office:value="0.78" calcext:value-type="float">
            <text:p>0.78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95" calcext:value-type="float">
            <text:p>0.9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85" calcext:value-type="float">
            <text:p>0.085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table:number-columns-repeated="2"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" calcext:value-type="float">
            <text:p>0.0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" calcext:value-type="float">
            <text:p>0.0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" calcext:value-type="float">
            <text:p>0.04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table:number-columns-repeated="3" office:value-type="float" office:value="0.0001" calcext:value-type="float">
            <text:p>0.0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" calcext:value-type="float">
            <text:p>0.0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.038" calcext:value-type="float">
            <text:p>0.038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7" calcext:value-type="float">
            <text:p>0.0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1:30:09.762597788</meta:creation-date>
    <meta:generator>LibreOffice/6.2.2.2$Linux_X86_64 LibreOffice_project/20$Build-2</meta:generator>
    <dc:date>2019-06-03T11:47:29.556370426</dc:date>
    <meta:editing-duration>PT17M18S</meta:editing-duration>
    <meta:editing-cycles>5</meta:editing-cycles>
    <meta:document-statistic meta:table-count="2" meta:cell-count="471" meta:object-count="0"/>
  </office:meta>
</office:document-meta>
</file>